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LocatingFactoryBean.setTargetBeanName( String target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Locating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LocatingFactoryBean.setMethodName(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Locating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LocatingFactoryBean.setBeanFactory( BeanFactory beanFactor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thodLocating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